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Text_20_body">
      <style:paragraph-properties fo:text-align="center" style:justify-single-word="false"/>
      <style:text-properties style:font-name="Cambria" fo:language="en" fo:country="US"/>
    </style:style>
    <style:style style:name="P5" style:family="paragraph" style:parent-style-name="Text_20_body">
      <style:paragraph-properties fo:text-align="start" style:justify-single-word="false"/>
      <style:text-properties style:font-name="Cambria" fo:language="en" fo:country="US"/>
    </style:style>
    <style:style style:name="P6" style:family="paragraph" style:parent-style-name="Text_20_body">
      <style:text-properties style:font-name="Cambria" style:font-name-asian="Times New Roman2" style:font-name-complex="Times New Roman2"/>
    </style:style>
    <style:style style:name="P7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9" style:family="paragraph" style:parent-style-name="Heading_20_1">
      <style:text-properties style:font-name="Cambria"/>
    </style:style>
    <style:style style:name="P10" style:family="paragraph" style:parent-style-name="Text_20_body" style:list-style-name="L1">
      <style:text-properties style:font-name="Cambria"/>
    </style:style>
    <style:style style:name="P11" style:family="paragraph" style:parent-style-name="Text_20_body">
      <style:paragraph-properties fo:text-align="start" style:justify-single-word="false"/>
      <style:text-properties style:font-name="Cambria" fo:language="en" fo:country="U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name-asian="Times New Roman2" style:font-weight-asian="bold" style:font-name-complex="Times New Roman2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name-asian="Times New Roman2" style:font-style-asian="italic" style:font-name-complex="Times New Roman2" style:font-style-complex="italic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style:font-name-asian="Times New Roman2" style:font-weight-asian="normal" style:font-name-complex="Times New Roman2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language="ru" fo:country="RU"/>
    </style:style>
    <style:style style:name="T9" style:family="text">
      <style:text-properties fo:language="ru" fo:country="RU" style:font-name-asian="Times New Roman2" style:font-name-complex="Times New Roman2"/>
    </style:style>
    <style:style style:name="T10" style:family="text">
      <style:text-properties fo:language="ru" fo:country="RU" fo:font-weight="bold" style:font-name-asian="Times New Roman2" style:font-weight-asian="bold" style:font-name-complex="Times New Roman2" style:font-weight-complex="bold"/>
    </style:style>
    <style:style style:name="T11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12" style:family="text">
      <style:text-properties style:font-name-asian="Times New Roman2" style:font-name-complex="Times New Roman2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<draw:frame draw:style-name="fr1" draw:name="Графический объект1" text:anchor-type="as-char" svg:width="0.85cm" svg:height="0.85cm" draw:z-index="0"><draw:image xlink:href="../images/1008.png" xlink:type="simple" xlink:show="embed" xlink:actuate="onLoad"/></draw:frame></text:p>
          </table:table-cell>
          <table:table-cell table:style-name="Table1.B1" office:value-type="string">
            <text:h text:style-name="P9" text:outline-level="1">В память</text:h>
          </table:table-cell>
        </table:table-row>
        <table:table-row>
          <table:table-cell table:style-name="Table1.A2" office:value-type="string">
            <text:p text:style-name="P8">в палитре</text:p>
          </table:table-cell>
          <table:table-cell table:style-name="Table1.B1" office:value-type="string">
            <text:p text:style-name="P2">| векторизован | <text:span text:style-name="T8">Cи</text:span> <text:span text:style-name="T7">|</text:span></text:p>
          </table:table-cell>
        </table:table-row>
        <table:table-row table:style-name="Table1.3">
          <table:table-cell table:style-name="Table1.A1" office:value-type="string">
            <text:p text:style-name="P7"/>
            <text:p text:style-name="P7"><draw:frame draw:style-name="fr2" draw:name="Графический объект2" text:anchor-type="as-char" svg:y="-0.443cm" svg:width="2.739cm" svg:height="0.681cm" draw:z-index="1"><draw:image xlink:href="../images/1008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8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Блок предназначен для соединения одной части схемы с другой, находящейся в произвольном месте проекта. Установка блока на линию связи соответствует установке именованной метки на блок-схеме. После чего, помеченный сигнал может быть использован в произвольном месте проекта с помощью блока «Из памяти». </text:p>
            <text:p text:style-name="P2">Блок <text:span text:style-name="T1">векторизован</text:span> и выполняет процедуру формирования в динамической памяти глобальных (именованных) переменных, посредством которых реализуется 1-ый этап “беспроводной” передачи данных (например, из Главного схемного окна в субмодель или из субмодели в Главное схемное окно или в другую субмодель).</text:p>
            <text:p text:style-name="P2">Блок имеет только входные порты (один или несколько).</text:p>
            <text:p text:style-name="P2">Блок имеет специальное диалоговое окно, содержащее диалоговую строку <text:span text:style-name="T1">Имя переменной</text:span> (для ввода имени глобальной переменной) и информационное окно <text:span text:style-name="T1">Список переменных</text:span> (для вывода в него списка имен всех имеющихся в проекте глобальных переменных на момент открытия диалогового окна).</text:p>
            <text:p text:style-name="P2">По умолчанию в 1-ом перенесенном в Схемное окно блоке <text:span text:style-name="T3">В память</text:span> в строке <text:span text:style-name="T1">Имя переменной</text:span> введено <text:span text:style-name="T1">Y1</text:span>. Если Вас устраивает данное имя переменной, то нажатие на клавишу Да приведет к формировании в динамической памяти одноименной глобальной переменной (скалярной или векторной в соответствии с размерностью входного сигнала блока).</text:p>
            <text:p text:style-name="P2">Если в 1-ом перенесенном в Схемное окно блоке <text:span text:style-name="T3">В память</text:span> оставлено имя по умолчанию (<text:span text:style-name="T1">Y1</text:span>), то при открытии диалогового окна 2-го перенесенного в Схемное окно блока <text:span text:style-name="T3">В память</text:span> по умолчанию будет предложено имя <text:span text:style-name="T1">Y2</text:span>, а информационное окно Список переменных будет содержать 2 (два) имени: <text:span text:style-name="T1">Y1</text:span> и <text:span text:style-name="T1">Y2</text:span>.</text:p>
            <text:p text:style-name="P2">Для создания точки соединения необходимо разместить блок на схеме, подключить к нему линию связи, содержащую необходимый сигнал и задать для него имя. По умолчанию сигнал имеет имя «<text:span text:style-name="T7">Y</text:span><text:span text:style-name="T8">1». </text:span>Для изменения необходимо произвести двойной щелчок по блоку, в поле «Имя сигнала» ввести желаемое имя и перебросить его в поле «Переменные блока» с помощью кнопки «Добавить переменную». Каждой переменной, добавленной туда, будет соответствовать входной порт, к которому можно подключить линию связи.</text:p>
            <text:p text:style-name="P2">Пример заполнения диалогового окна:</text:p>
            <text:p text:style-name="P3"><text:soft-page-break/><draw:frame draw:style-name="fr3" draw:name="Графический объект3" text:anchor-type="as-char" svg:width="13.199cm" svg:height="7.571cm" draw:z-index="2"><draw:image xlink:href="../images/1008_a.png" xlink:type="simple" xlink:show="embed" xlink:actuate="onLoad"/></draw:frame></text:p>
            <text:p text:style-name="P2"><text:span text:style-name="T12">Если требуется присвоить переменной (скалярной или векторной) уникальное имя (например, </text:span><text:span text:style-name="T2">dN(t)/No</text:span><text:span text:style-name="T12">), необходимо удалить в диалоговой строке имя по умолчанию и ввести желаемое.</text:span></text:p>
            <text:p text:style-name="P6">Блок «В память» позволяет управлять тем, на каком уровне вложенности схемы может быть использован записанный сигнал. Отсчет уровней вложенности происходит относительно того уровня, на котором расположен блок. Механизм реализуется с помощью префиксов к имени сигнала, имеющих формат:</text:p>
            <text:p text:style-name="P4"><text:span text:style-name="T12">&lt;</text:span><text:span text:style-name="T9">А&gt;#</text:span></text:p>
            <text:p text:style-name="P5"><text:span text:style-name="T9">где А — число, означающее количество более верхних уровней, на которых должна быть видна переменная. Если перед именем переменной поставить просто знак </text:span><text:span text:style-name="T12">#, </text:span><text:span text:style-name="T9">без числа,</text:span><text:span text:style-name="T12"> </text:span><text:span text:style-name="T9">то переменная будет доступна на текущем уровне и всех уровнях ниже текущего. Если префикс (</text:span><text:span text:style-name="T12">&lt;</text:span><text:span text:style-name="T9">А&gt;#) отсутствует, то переменная доступна из любой части проекта.</text:span></text:p>
            <text:p text:style-name="P5"><text:span text:style-name="T9">Например, если переменная будет иметь имя </text:span><text:span text:style-name="T10">1</text:span><text:span text:style-name="T2">#Y1</text:span><text:span text:style-name="T6">, </text:span><text:span text:style-name="T11">то ее можно будет использовать с помощью блока «Из памяти» на том же уровне, где установлен блок «В память» и на один уровень выше. На других уровнях переменная будет не видна.</text:span></text:p>
            <text:p text:style-name="P2"><text:span text:style-name="T2">Свойства</text:span><text:span text:style-name="T12">:</text:span><text:span text:style-name="T5"> для работы блока свойства задавать не требуется.</text:span></text:p>
            <text:p text:style-name="P2"><text:span text:style-name="T1">Примечания</text:span>:</text:p>
            <text:list xml:id="list5772203235045983261" text:style-name="L1">
              <text:list-item>
                <text:p text:style-name="P10"><text:span text:style-name="T12">Для формирования векторной глобальной переменной необходимо предварительно сформировать векторный входной сигнал, например, посредством типового блока </text:span><text:span text:style-name="T4">Мультиплексор</text:span><text:span text:style-name="T12">.</text:span></text:p>
              </text:list-item>
              <text:list-item>
                <text:p text:style-name="P10"><text:span text:style-name="T12">Если количество переменных значительно и полный список не помещается в каком-то из миниокон, то для просмотра всего содержания предусмотрен стандартный механизм <text:s/></text:span><text:span text:style-name="T12">“прокрутки” данного окна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В память</dc:title>
    <dc:date>2015-12-08T16:26:33.36</dc:date>
    <meta:generator>OpenOffice/4.1.2$Win32 OpenOffice.org_project/412m3$Build-9782</meta:generator>
    <meta:editing-duration>PT3H8M59S</meta:editing-duration>
    <meta:editing-cycles>78</meta:editing-cycles>
    <meta:document-statistic meta:table-count="1" meta:image-count="3" meta:object-count="0" meta:page-count="2" meta:paragraph-count="24" meta:word-count="499" meta:character-count="3545"/>
  </office:meta>
</office:document-meta>
</file>